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color="#cccccc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color="#cccccc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color="#cccccc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LE AND PARTITION COMMANDS" table:style-name="ta1" table:print-ranges="'FILE AND PARTITION COMMANDS'.A1:'FILE AND PARTITION COMMANDS'.I64">
        <table:table-column table:style-name="co1" table:default-cell-style-name="ce6"/>
        <table:table-column table:style-name="co2" table:number-columns-repeated="8" table:default-cell-style-name="ce6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FILE AND PARTITION COMMANDS</text:p>
          </table:table-cell>
          <table:table-cell table:style-name="ce7" office:value-type="float" office:value="1541" calcext:value-type="float">
            <text:p>1541</text:p>
          </table:table-cell>
          <table:table-cell table:style-name="ce7" office:value-type="string" calcext:value-type="string">
            <text:p>SD2IEC HD</text:p>
          </table:table-cell>
          <table:table-cell table:style-name="ce14" office:value-type="string" calcext:value-type="string">
            <text:p>SD2IEC FD MOUNTED</text:p>
          </table:table-cell>
          <table:table-cell table:style-name="ce7" office:value-type="string" calcext:value-type="string">
            <text:p>MSD SD-2</text:p>
          </table:table-cell>
          <table:table-cell table:style-name="ce7" office:value-type="float" office:value="1581" calcext:value-type="float">
            <text:p>1581</text:p>
          </table:table-cell>
          <table:table-cell table:style-name="ce7" office:value-type="float" office:value="2031" calcext:value-type="float">
            <text:p>2031</text:p>
          </table:table-cell>
          <table:table-cell table:style-name="ce7" office:value-type="string" calcext:value-type="string">
            <text:p>SFD-1001</text:p>
          </table:table-cell>
          <table:table-cell table:style-name="ce7" office:value-type="float" office:value="4040" calcext:value-type="float">
            <text:p>4040</text:p>
          </table:table-cell>
          <table:table-cell/>
          <table:table-cell table:style-name="ce15"/>
          <table:table-cell table:style-name="ce6" table:number-columns-repeated="1013"/>
        </table:table-row>
        <table:table-row table:style-name="ro2">
          <table:table-cell table:style-name="ce2" office:value-type="string" calcext:value-type="string">
            <text:p>./</text:p>
          </table:table-cell>
          <table:table-cell table:number-columns-repeated="8" table:style-name="ce8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=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BOUT</text:p>
          </table:table-cell>
          <table:table-cell table:number-columns-repeated="8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LIAS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D</text:p>
          </table:table-cell>
          <table:table-cell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6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HANGEID</text:p>
          </table:table-cell>
          <table:table-cell table:style-name="ce11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2" table:style-name="ce11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HANGELABEL</text:p>
          </table:table-cell>
          <table:table-cell table:style-name="ce12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number-columns-repeated="2" table:style-name="ce12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HIRP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LEAR</text:p>
          </table:table-cell>
          <table:table-cell table:number-columns-repeated="8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OLORSET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OPY</text:p>
          </table:table-cell>
          <table:table-cell table:number-columns-repeated="8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D##:</text:p>
          </table:table-cell>
          <table:table-cell table:number-columns-repeated="2" table:style-name="ce11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5" table:style-name="ce11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##?:</text:p>
          </table:table-cell>
          <table:table-cell table:number-columns-repeated="2" table:style-name="ce12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number-columns-repeated="5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ATETIME</text:p>
          </table:table-cell>
          <table:table-cell table:number-columns-repeated="8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DEC2BIN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EC2HEX</text:p>
          </table:table-cell>
          <table:table-cell table:number-columns-repeated="8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DELETE</text:p>
          </table:table-cell>
          <table:table-cell table:number-columns-repeated="8" table:style-name="ce11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ISKCOPY</text:p>
          </table:table-cell>
          <table:table-cell table:number-columns-repeated="3"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3"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DOS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RIVEDETECT</text:p>
          </table:table-cell>
          <table:table-cell table:number-columns-repeated="8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DRIVESET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UMPMEM</text:p>
          </table:table-cell>
          <table:table-cell table:number-columns-repeated="8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ECHO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EXIT</text:p>
          </table:table-cell>
          <table:table-cell table:number-columns-repeated="8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FILEDATE</text:p>
          </table:table-cell>
          <table:table-cell table:style-name="ce9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6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FORMAT</text:p>
          </table:table-cell>
          <table:table-cell table:number-columns-repeated="8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HELP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HEX2DEC</text:p>
          </table:table-cell>
          <table:table-cell table:number-columns-repeated="8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HOTKEY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INITIALIZE</text:p>
          </table:table-cell>
          <table:table-cell table:number-columns-repeated="8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KEYCODES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LIST</text:p>
          </table:table-cell>
          <table:table-cell table:number-columns-repeated="8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LD / LP</text:p>
          </table:table-cell>
          <table:table-cell table:number-columns-repeated="2" table:style-name="ce11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5" table:style-name="ce11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MKDIR</text:p>
          </table:table-cell>
          <table:table-cell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6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OUNT</text:p>
          </table:table-cell>
          <table:table-cell table:style-name="ce9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6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T / DRIVE</text:p>
          </table:table-cell>
          <table:table-cell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EK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EEKBIT</text:p>
          </table:table-cell>
          <table:table-cell table:number-columns-repeated="8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EKING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OKE</text:p>
          </table:table-cell>
          <table:table-cell table:number-columns-repeated="8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OKEBIT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ROFILE</text:p>
          </table:table-cell>
          <table:table-cell table:number-columns-repeated="8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WD</text:p>
          </table:table-cell>
          <table:table-cell table:number-columns-repeated="8" table:style-name="ce11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REBOOT</text:p>
          </table:table-cell>
          <table:table-cell table:number-columns-repeated="8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ENAME</text:p>
          </table:table-cell>
          <table:table-cell table:number-columns-repeated="8" table:style-name="ce11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RESTART</text:p>
          </table:table-cell>
          <table:table-cell table:number-columns-repeated="8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MDIR</text:p>
          </table:table-cell>
          <table:table-cell table:style-name="ce9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6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RUN</text:p>
          </table:table-cell>
          <table:table-cell table:number-columns-repeated="8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CREENSAVER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SD2IEC</text:p>
          </table:table-cell>
          <table:table-cell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6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HUTDOWN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number-columns-repeated="8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TOPWATCH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SYS</text:p>
          </table:table-cell>
          <table:table-cell table:number-columns-repeated="8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YSINFO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TIME</text:p>
          </table:table-cell>
          <table:table-cell table:number-columns-repeated="8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YPE</text:p>
          </table:table-cell>
          <table:table-cell table:number-columns-repeated="8" table:style-name="ce11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UNALIAS</text:p>
          </table:table-cell>
          <table:table-cell table:number-columns-repeated="8" table:style-name="ce10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UNMOUNT</text:p>
          </table:table-cell>
          <table:table-cell table:style-name="ce9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6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VALIDATE</text:p>
          </table:table-cell>
          <table:table-cell table:number-columns-repeated="8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VARS</text:p>
          </table:table-cell>
          <table:table-cell table:number-columns-repeated="8" table:style-name="ce9" office:value-type="string" calcext:value-type="string">
            <text:p>✗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IEWMEM</text:p>
          </table:table-cell>
          <table:table-cell table:number-columns-repeated="8" table:style-name="ce13" office:value-type="string" calcext:value-type="string">
            <text:p>✗</text:p>
          </table:table-cell>
          <table:table-cell table:number-columns-repeated="1015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15:39:06.826783576</meta:creation-date>
    <dc:date>2021-12-18T18:07:49.799797782</dc:date>
    <meta:editing-duration>PT2H28M34S</meta:editing-duration>
    <meta:editing-cycles>18</meta:editing-cycles>
    <meta:generator>LibreOffice/7.2.4.1$Linux_X86_64 LibreOffice_project/27d75539669ac387bb498e35313b970b7fe9c4f9</meta:generator>
    <meta:document-statistic meta:table-count="1" meta:cell-count="576" meta:object-count="0"/>
  </office:meta>
</office:document-meta>
</file>